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d20" officeooo:paragraph-rsid="0003ad20"/>
    </style:style>
    <style:style style:name="P2" style:family="paragraph" style:parent-style-name="Standard">
      <style:text-properties officeooo:rsid="0005e34b" officeooo:paragraph-rsid="0005e34b"/>
    </style:style>
    <style:style style:name="P3" style:family="paragraph" style:parent-style-name="Standard">
      <style:text-properties officeooo:rsid="0003ad20" officeooo:paragraph-rsid="0003ad20"/>
    </style:style>
    <style:style style:name="P4" style:family="paragraph" style:parent-style-name="Standard">
      <style:text-properties fo:font-weight="bold" officeooo:rsid="0003ad20" officeooo:paragraph-rsid="0003ad20" style:font-weight-asian="bold" style:font-weight-complex="bold"/>
    </style:style>
    <style:style style:name="T1" style:family="text">
      <style:text-properties officeooo:rsid="00056acc"/>
    </style:style>
    <style:style style:name="T2" style:family="text">
      <style:text-properties officeooo:rsid="0005e34b"/>
    </style:style>
    <style:style style:name="T3" style:family="text">
      <style:text-properties officeooo:rsid="0006ddf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im of the project</text:p>
      <text:p text:style-name="P1"><text:span text:style-name="T1">Biologists frequently assemble large data sets of traits (e.g. body size, limb length, etc.) for multiple species. Such </text:span>large data sets <text:span text:style-name="T1">may have</text:span> thousands of <text:span text:style-name="T1">cases</text:span> <text:span text:style-name="T1">(species)</text:span> an<text:span text:style-name="T1">d data may be missing for some species and traits</text:span>. <text:span text:style-name="T1">Missing data may occur because not all species are equally well-studied, or data collection may not be possible due to the extinction of species. </text:span>The easiest way to deal with this problem is <text:span text:style-name="T1">to discard</text:span> observations that have missing data <text:span text:style-name="T1">(casewise deletion)</text:span>. <text:span text:style-name="T1">Such an approach can sometimes lead to valid inferences, but frequently requires the deletion of many or most cases leading to a drastic reduction in the size of the data set and a biased subsample of species.</text:span> One <text:span text:style-name="T1">solution is multiple imputation: missing data are imputed (“filled in”) with plausible values. Several imputed datasets are constructed and subsequent statistical analyses on each dataset can incorporate among- and within-dataset variation to adjust for the fact that some of the data are not “real” but have been artificially generated from a statistical model.</text:span></text:p>
      <text:p text:style-name="P1"/>
      <text:p text:style-name="P1"><text:span text:style-name="T2">Frequently, we have extra information on the evolutionary relationships of the species in the dataset (ie the phylogeny), which we can use to assist in the imputation process. This is desirable because such information is normally used in the analysis of trait data for multiple species, and the statistical imputation model should anticipate subsequent statistical analyses. </text:span>The aim of t<text:span text:style-name="T2">his</text:span> project is to <text:span text:style-name="T2">develop novel </text:span>methods that incorporate phylogenetic information in the multiple imputation process to improve <text:span text:style-name="T2">the statistical analysis of large data sets consisting of multiple traits across many species.</text:span></text:p>
      <text:p text:style-name="P1"/>
      <text:p text:style-name="P4">Research gap</text:p>
      <text:p text:style-name="P2">Current methods for multiple imputation do not explicitly incorporate phylogenetic information into the imputation process. Yet, data sets and phylogenies for many groups of organisms are being developed due to advances in genomic technologies and recognition that comparative biology must necessarily depend on the analysis of large multi-species data sets. There is therefore a strong need for new imputation algorithms that allow the incorporation of phylogenies for large data sets.</text:p>
      <text:p text:style-name="P1"/>
      <text:p text:style-name="P4">How will the research be undertaken?</text:p>
      <text:p text:style-name="P1"><text:span text:style-name="T3">N</text:span>ew methods will be written in <text:span text:style-name="T2">the</text:span> statistical programming language R, <text:span text:style-name="T2">using the </text:span>mice <text:span text:style-name="T2">package. Package mice uses Markov chain Monte Carlo methods and</text:span> <text:span text:style-name="T3">flexibly </text:span>allow<text:span text:style-name="T3">s</text:span> programmers to add new imputation <text:span text:style-name="T3">algorithms</text:span>. The outcome will be a <text:span text:style-name="T3">new</text:span> R package <text:span text:style-name="T3">(“</text:span>phylomice”<text:span text:style-name="T3">)</text:span> that depends on the original mice package, <text:span text:style-name="T3">but providing imputation methods for phylogenetic data</text:span>. <text:span text:style-name="T3">A large part of the research will be to conduct a simulation study to demonstrate the effectiveness and usefulness of phylogenetic imputation.</text:span></text:p>
      <text:p text:style-name="P1"/>
      <text:p text:style-name="P1"><text:span text:style-name="T3">M</text:span>ultiple imputation can be computationally expensive, <text:span text:style-name="T3">particularly for very large data sets</text:span>. <text:span text:style-name="T3">S</text:span>pecial care will be <text:span text:style-name="T3">taken</text:span> to optimize methods <text:span text:style-name="T3">for speed of execution</text:span>. Some of the <text:span text:style-name="T3">supporting </text:span>code will therefore be written in the C++ programming language. <text:span text:style-name="T3">In particular, parallelisation will be used to speed up the construction of imputed data sets, as multiple imputation is particularly suited to parallel programming techniques since imputed data sets are constructed independently.</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7T11:12:38.414311710</meta:creation-date>
    <meta:editing-duration>PT11M54S</meta:editing-duration>
    <meta:editing-cycles>2</meta:editing-cycles>
    <meta:generator>LibreOffice/5.1.2.2$Linux_X86_64 LibreOffice_project/10m0$Build-2</meta:generator>
    <dc:date>2016-04-27T11:55:59.966799798</dc:date>
    <meta:document-statistic meta:table-count="0" meta:image-count="0" meta:object-count="0" meta:page-count="1" meta:paragraph-count="8" meta:word-count="490" meta:character-count="3208" meta:non-whitespace-character-count="2726"/>
  </office:meta>
</office:document-meta>
</file>